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93C6BC67.png" manifest:media-type="image/png"/>
  <manifest:file-entry manifest:full-path="Pictures/100002010000031A0000046384CFE0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10000008000000080ACC5E7E8.png" manifest:media-type="image/png"/>
  <manifest:file-entry manifest:full-path="Object 1/Pictures/100002010000008000000080DDABA72E.png" manifest:media-type="image/png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ole-draw-aspect="1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49cm, 6.301cm, 19.369cm, 4.2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161cm" svg:height="6.497cm" svg:x="0.839cm" svg:y="2.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8.999cm" svg:height="26.871cm" svg:x="6.485cm" svg:y="-8.199cm">
          <draw:image xlink:href="Pictures/100002010000031A0000046384CFE04E.png" xlink:type="simple" xlink:show="embed" xlink:actuate="onLoad">
            <text:p/>
          </draw:image>
        </draw:frame>
        <draw:frame draw:style-name="gr3" draw:text-style-name="P1" draw:layer="layout" svg:width="7.349cm" svg:height="6.188cm" svg:x="12.7cm" svg:y="1.5cm">
          <draw:image xlink:href="Pictures/100002010000031A0000046384CFE04E.png" xlink:type="simple" xlink:show="embed" xlink:actuate="onLoad">
            <text:p/>
          </draw:image>
        </draw:frame>
        <draw:frame draw:style-name="gr2" draw:text-style-name="P1" draw:layer="layout" svg:width="3.611cm" svg:height="3.611cm" svg:x="9cm" svg:y="7.789cm">
          <draw:image xlink:href="Pictures/10000201000000800000008093C6BC67.png" xlink:type="simple" xlink:show="embed" xlink:actuate="onLoad">
            <text:p/>
          </draw:image>
        </draw:frame>
        <draw:frame draw:style-name="gr4" draw:layer="layout" svg:width="5.7cm" svg:height="2.45cm" svg:x="8.1cm" svg:y="11.4cm">
          <draw:text-box>
            <text:p text:style-name="P1">Web Ser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3:39:52.531968603</meta:creation-date>
    <dc:date>2016-05-22T13:44:12.108954185</dc:date>
    <meta:editing-duration>P0D</meta:editing-duration>
    <meta:editing-cycles>1</meta:editing-cycles>
    <meta:document-statistic meta:object-count="5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4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2" style:family="text">
      <style:text-properties fo:color="#000000" style:font-name="Liberation Sans2" fo:font-size="18pt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8cm" svg:height="20.997cm" svg:x="-1.376cm" svg:y="-3.81cm" svg:viewBox="0 0 28001 20998" draw:points="0,0 28001,0 28001,20998 0,20998">
          <text:p/>
        </draw:polygon>
        <draw:frame draw:style-name="gr2" draw:layer="layout" svg:width="0.125cm" svg:height="0.556cm" svg:x="0.024cm" svg:y="15.322cm">
          <draw:text-box>
            <text:p text:style-name="P1"><text:span text:style-name="T1"><text:s/></text:span></text:p>
          </draw:text-box>
        </draw:frame>
        <draw:frame draw:style-name="gr3" draw:layer="layout" svg:width="3.612cm" svg:height="3.612cm" svg:x="4.279cm" svg:y="0.021cm">
          <draw:image xlink:href="Pictures/100002010000008000000080DDABA72E.png" xlink:type="simple" xlink:show="embed" xlink:actuate="onLoad">
            <text:p/>
          </draw:image>
        </draw:frame>
        <draw:frame draw:style-name="gr3" draw:layer="layout" svg:width="3.612cm" svg:height="3.612cm" svg:x="4.279cm" svg:y="0.021cm">
          <draw:image xlink:href="Pictures/100002010000008000000080DDABA72E.png" xlink:type="simple" xlink:show="embed" xlink:actuate="onLoad">
            <text:p/>
          </draw:image>
        </draw:frame>
        <draw:frame draw:style-name="gr3" draw:layer="layout" svg:width="3.612cm" svg:height="3.612cm" svg:x="5.411cm" svg:y="0.786cm">
          <draw:image xlink:href="Pictures/100002010000008000000080ACC5E7E8.png" xlink:type="simple" xlink:show="embed" xlink:actuate="onLoad">
            <text:p/>
          </draw:image>
        </draw:frame>
        <draw:frame draw:style-name="gr2" draw:layer="layout" svg:width="0.125cm" svg:height="0.556cm" svg:x="12.576cm" svg:y="15.322cm">
          <draw:text-box>
            <text:p text:style-name="P1"><text:span text:style-name="T1"><text:s/></text:span></text:p>
          </draw:text-box>
        </draw:frame>
        <draw:frame draw:style-name="gr4" draw:layer="layout" svg:width="1.835cm" svg:height="0.712cm" svg:x="5.274cm" svg:y="4.156cm">
          <draw:text-box>
            <text:p text:style-name="P1"><text:span text:style-name="T2">ALIC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594cm" fo:page-height="15.7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